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MultipartFormdataFilter.doFilter( ServletRequest request , ServletResponse response , FilterChain ch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bagoMultipartFormdata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bagoMultipartFormdataFilter.init( FilterConfig filter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